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ataStore.setMinRecordLength( int minRecor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DataStore.getMinRecor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setPath( String dire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clearIn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updateModifiedDateOnAccess( long bef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getAllIdentifi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DataStore.init( String home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DataStore.usesIdentifier( DataIdentifier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getFile( DataIdentifier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DataStor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deleteAllOlderThan( long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Store.listRecursive( List list ,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DataStore.addRecord( InputStream inp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FileDataStore.FileData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DataStore.newTemporary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DataStore.getRecord( DataIdentifier identifi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DataStore.deleteOlderRecursive( File file , long m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